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  <style:text-properties fo:font-style="italic" officeooo:rsid="002cbfac" officeooo:paragraph-rsid="002cbfac" style:font-style-asian="italic" style:font-style-complex="italic"/>
    </style:style>
    <style:style style:name="P2" style:family="paragraph" style:parent-style-name="Standard">
      <style:text-properties officeooo:rsid="001ec883" officeooo:paragraph-rsid="001ec883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rsid="00158732" officeooo:paragraph-rsid="0026d745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fo:font-weight="normal" officeooo:rsid="002240fb" officeooo:paragraph-rsid="002240fb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fo:font-weight="normal" officeooo:rsid="002240fb" officeooo:paragraph-rsid="001ec883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fo:font-weight="normal" officeooo:rsid="002468dd" officeooo:paragraph-rsid="002240fb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officeooo:rsid="0025a9bf" officeooo:paragraph-rsid="0025a9bf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officeooo:rsid="0026d745" officeooo:paragraph-rsid="0026d745" style:font-size-asian="12pt" style:font-style-asian="normal" style:font-size-complex="12pt" style:font-style-complex="normal"/>
    </style:style>
    <style:style style:name="P9" style:family="paragraph" style:parent-style-name="Standard">
      <style:text-properties fo:font-size="12pt" officeooo:rsid="001ec883" officeooo:paragraph-rsid="001ec883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1ec883" officeooo:paragraph-rsid="001ec883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1ec883" officeooo:paragraph-rsid="002240fb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paragraph-rsid="001ec883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26d745" officeooo:paragraph-rsid="0026d745" style:font-size-asian="12pt" style:font-size-complex="12pt"/>
    </style:style>
    <style:style style:name="P14" style:family="paragraph" style:parent-style-name="Standard">
      <style:text-properties fo:font-size="12pt" fo:font-weight="bold" officeooo:rsid="001ec883" officeooo:paragraph-rsid="001ec88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fo:font-weight="bold" officeooo:rsid="001ec883" officeooo:paragraph-rsid="001ec883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paragraph-rsid="001f9f0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ec883" officeooo:paragraph-rsid="001ec88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f9f00" officeooo:paragraph-rsid="001ec88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fo:font-weight="bold" officeooo:rsid="001ec883" officeooo:paragraph-rsid="001ec883" style:font-size-asian="18pt" style:font-weight-asian="bold" style:font-size-complex="18pt" style:font-weight-complex="bold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2pt" officeooo:rsid="0026d745" officeooo:paragraph-rsid="0026d745" style:font-size-asian="12pt" style:font-size-complex="12pt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2pt" officeooo:paragraph-rsid="001ec883" style:font-size-asian="12pt" style:font-size-complex="12pt"/>
    </style:style>
    <style:style style:name="P22" style:family="paragraph" style:parent-style-name="Standard" style:list-style-name="L1">
      <style:paragraph-properties fo:text-align="justify" style:justify-single-word="false"/>
      <style:text-properties fo:font-size="12pt" officeooo:rsid="0025a9bf" officeooo:paragraph-rsid="0026d745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fo:font-style="normal" fo:font-weight="normal" officeooo:rsid="002240fb" officeooo:paragraph-rsid="002240f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ec8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c883" style:font-weight-asian="bold" style:font-weight-complex="bold"/>
    </style:style>
    <style:style style:name="T4" style:family="text">
      <style:text-properties fo:font-weight="bold" officeooo:rsid="002240fb" style:font-weight-asian="bold" style:font-weight-complex="bold"/>
    </style:style>
    <style:style style:name="T5" style:family="text">
      <style:text-properties fo:font-weight="bold" officeooo:rsid="0024ce83" style:font-weight-asian="bold" style:font-weight-complex="bold"/>
    </style:style>
    <style:style style:name="T6" style:family="text">
      <style:text-properties fo:font-weight="bold" officeooo:rsid="00173145" style:font-weight-asian="bold" style:font-weight-complex="bold"/>
    </style:style>
    <style:style style:name="T7" style:family="text">
      <style:text-properties fo:font-weight="bold" officeooo:rsid="0026d745" style:font-weight-asian="bold" style:font-weight-complex="bold"/>
    </style:style>
    <style:style style:name="T8" style:family="text">
      <style:text-properties fo:font-weight="normal" officeooo:rsid="001ec883" style:font-weight-asian="normal" style:font-weight-complex="normal"/>
    </style:style>
    <style:style style:name="T9" style:family="text">
      <style:text-properties fo:font-weight="normal" officeooo:rsid="001f9f00" style:font-weight-asian="normal" style:font-weight-complex="normal"/>
    </style:style>
    <style:style style:name="T10" style:family="text">
      <style:text-properties fo:font-weight="normal" officeooo:rsid="002240fb" style:font-weight-asian="normal" style:font-weight-complex="normal"/>
    </style:style>
    <style:style style:name="T11" style:family="text">
      <style:text-properties fo:font-weight="normal" officeooo:rsid="0026d745" style:font-weight-asian="normal" style:font-weight-complex="normal"/>
    </style:style>
    <style:style style:name="T12" style:family="text">
      <style:text-properties fo:font-weight="normal" officeooo:rsid="002aa6ac" style:font-weight-asian="normal" style:font-weight-complex="normal"/>
    </style:style>
    <style:style style:name="T13" style:family="text">
      <style:text-properties officeooo:rsid="001f9f00"/>
    </style:style>
    <style:style style:name="T14" style:family="text">
      <style:text-properties officeooo:rsid="002240fb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73145" style:font-style-asian="italic" style:font-style-complex="italic"/>
    </style:style>
    <style:style style:name="T17" style:family="text">
      <style:text-properties fo:font-style="italic" officeooo:rsid="0018c760" style:font-style-asian="italic" style:font-style-complex="italic"/>
    </style:style>
    <style:style style:name="T18" style:family="text">
      <style:text-properties fo:font-style="italic" fo:font-weight="normal" officeooo:rsid="002240fb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468dd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bold" officeooo:rsid="0024ce83" style:font-style-asian="italic" style:font-weight-asian="bold" style:font-style-complex="italic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4ce83" style:font-style-asian="normal" style:font-style-complex="normal"/>
    </style:style>
    <style:style style:name="T23" style:family="text">
      <style:text-properties fo:font-style="normal" officeooo:rsid="0025a9bf" style:font-style-asian="normal" style:font-style-complex="normal"/>
    </style:style>
    <style:style style:name="T24" style:family="text">
      <style:text-properties fo:font-style="normal" officeooo:rsid="0026d745" style:font-style-asian="normal" style:font-style-complex="normal"/>
    </style:style>
    <style:style style:name="T25" style:family="text">
      <style:text-properties fo:font-style="normal" officeooo:rsid="002aa6ac" style:font-style-asian="normal" style:font-style-complex="normal"/>
    </style:style>
    <style:style style:name="T26" style:family="text">
      <style:text-properties fo:font-style="normal" fo:font-weight="normal" officeooo:rsid="002240fb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468dd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4ce83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2240fb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2468dd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24ce83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25a9bf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2aa6ac" style:font-style-asian="normal" style:font-weight-asian="bold" style:font-style-complex="normal" style:font-weight-complex="bold"/>
    </style:style>
    <style:style style:name="T35" style:family="text">
      <style:text-properties style:text-underline-style="solid" style:text-underline-width="auto" style:text-underline-color="font-color" fo:font-weight="normal" officeooo:rsid="001ec883" style:font-weight-asian="normal" style:font-weight-complex="normal"/>
    </style:style>
    <style:style style:name="T36" style:family="text">
      <style:text-properties officeooo:rsid="0024ce83"/>
    </style:style>
    <style:style style:name="T37" style:family="text">
      <style:text-properties officeooo:rsid="0025a9bf"/>
    </style:style>
    <style:style style:name="T38" style:family="text">
      <style:text-properties officeooo:rsid="0026d745"/>
    </style:style>
    <style:style style:name="T39" style:family="text">
      <style:text-properties officeooo:rsid="00173145"/>
    </style:style>
    <style:style style:name="T40" style:family="text">
      <style:text-properties officeooo:rsid="00270c6d"/>
    </style:style>
    <style:style style:name="T41" style:family="text">
      <style:text-properties officeooo:rsid="0027986a"/>
    </style:style>
    <style:style style:name="T42" style:family="text">
      <style:text-properties officeooo:rsid="0028a9c8"/>
    </style:style>
    <style:style style:name="T43" style:family="text">
      <style:text-properties officeooo:rsid="002aa6a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Méthode de l’explication de texte</text:p>
      <text:p text:style-name="P2"/>
      <text:p text:style-name="P9"/>
      <text:p text:style-name="P14">1. Principe général</text:p>
      <text:p text:style-name="P9"/>
      <text:p text:style-name="P12"><text:tab/>Le jour du bac, vous aurez le choix entre <text:span text:style-name="T2">plusieurs sujets de dissertation</text:span> et <text:span text:style-name="T2">un seul sujet d’explication de texte</text:span>. Attention donc aux surprises, si le texte est particulièrement difficile, faites en sorte de pouvoir choisir un sujet de dissertation – <text:span text:style-name="T1">travaillez donc bien la méthode des deux épreuves !</text:span></text:p>
      <text:p text:style-name="P12"><text:tab/><text:span text:style-name="T1">Sur votre sujet, vous aurez un extrait d’une quinzaine de lignes, d’un auteur de philosophie au programme. Vous aurez également un ensemble de questions regroupées en trois catégories : « éléments d’analyse », « éléments de synthèse », « commentaire ».</text:span></text:p>
      <text:p text:style-name="P12"/>
      <text:p text:style-name="P12"><text:tab/><text:span text:style-name="T1">Il y a deux façon</text:span><text:span text:style-name="T41">s</text:span><text:span text:style-name="T1"> </text:span><text:span text:style-name="T41">possibles</text:span><text:span text:style-name="T1"> de procéder pour une explication de texte. </text:span><text:span text:style-name="T3">SOIT</text:span><text:span text:style-name="T1"> vous répondez aux questions qui vous sont posées (option 1). </text:span><text:span text:style-name="T3">SOIT</text:span><text:span text:style-name="T8"> vous faites une explication de texte classique, sous une forme qui ressemble à celle de la dissertation : introduction, développement, conclusion (option 2).</text:span></text:p>
      <text:p text:style-name="P17"/>
      <text:p text:style-name="P12"><text:span text:style-name="T8"><text:tab/></text:span><text:span text:style-name="T35">Alors, quelle méthode choisir ?</text:span></text:p>
      <text:p text:style-name="P16"><text:span text:style-name="T1"><text:tab/>- L’option </text:span><text:span text:style-name="T13">1</text:span><text:span text:style-name="T1"> a l’avantage de </text:span><text:span text:style-name="T3">cadrer votre réflexion</text:span><text:span text:style-name="T1"> par les questions qui vous sont posées, mais le désavantage c’est que </text:span><text:span text:style-name="T3">les questions sont souvent difficiles</text:span><text:span text:style-name="T1"> – il faut déjà bien les comprendre, et ensuite bien construire vos réponses. C’est loin d’être évident !</text:span></text:p>
      <text:p text:style-name="P12"><text:span text:style-name="T8"><text:tab/>- L’option </text:span><text:span text:style-name="T9">2</text:span><text:span text:style-name="T8"> a l’avantage de vous laisser toute </text:span><text:span text:style-name="T3">liberté</text:span><text:span text:style-name="T8"> dans le traitement du texte, mais a le désavantage de vous demander un </text:span><text:span text:style-name="T3">effort de méthode</text:span><text:span text:style-name="T8"> plus important (et il faut vraiment vous méfier de la paraphrase, qui ne pourrait donner que des notes médiocres...). </text:span></text:p>
      <text:p text:style-name="P17"/>
      <text:p text:style-name="P12"><text:span text:style-name="T8"><text:tab/>Pour ne pas vous encombrer avec trop de méthodologie, nous ne verrons ensemble que l’option </text:span><text:span text:style-name="T9">1 (les questions). Dans tous les cas, il ne faut pas oublier d’indiquer au début de votre copie l’option que vous avez choisie.</text:span></text:p>
      <text:p text:style-name="P18"/>
      <text:p text:style-name="P10"/>
      <text:p text:style-name="P15">2. Conseils généraux</text:p>
      <text:p text:style-name="P10"><text:tab/><text:span text:style-name="T14">A. Lire le texte</text:span></text:p>
      <text:p text:style-name="P10"/>
      <text:p text:style-name="P11"><text:tab/><text:span text:style-name="T14">Attention à </text:span><text:span text:style-name="T4">bien lire</text:span><text:span text:style-name="T14"> le texte. Un texte de philosophie se lit d’une façon particulière : il faut </text:span><text:span text:style-name="T4">relire plusieurs fois</text:span><text:span text:style-name="T14">, en s’interrogeant sur la logique de ce que vous lisez. Essayez de comprendre comment les différentes idées s’enchaînent, n</text:span><text:span text:style-name="T10">’hésitez pas à découper le texte en plusieurs grandes parties, et à identifier clairement la façon dont le texte progresse.</text:span><text:span text:style-name="T14"> Pour cela, soyez particulièrement attentifs aux </text:span><text:span text:style-name="T4">connecteurs logiques</text:span><text:span text:style-name="T10"> (et, alors, ou, parce que, en effet…) qui vous montrent la structure de l’argumentation.</text:span></text:p>
      <text:p text:style-name="P11"><text:span text:style-name="T10"><text:tab/>Si vous rencontrez un mot qui ne fait pas sens dans le contexte de la phrase, demandez-vous si le mot ne peut pas avoir un </text:span><text:span text:style-name="T18">autre sens</text:span><text:span text:style-name="T26"> qui rendrait la phrase plus logique. De façon générale, essayer d’</text:span><text:span text:style-name="T30">éclaircir le sens</text:span><text:span text:style-name="T26"> de tout ce qui vous paraît difficile ou obscur dans l’extrait.</text:span></text:p>
      <text:p text:style-name="P4"/>
      <text:p text:style-name="P4"/>
      <text:p text:style-name="P4"/>
      <text:p text:style-name="P4"/>
      <text:p text:style-name="P4"><text:soft-page-break/><text:tab/>B. Rédiger vos réponses</text:p>
      <text:p text:style-name="P4"/>
      <text:p text:style-name="P11"><text:span text:style-name="T26"><text:tab/></text:span><text:span text:style-name="T27">Vos réponses doivent toujours être précises et développées. Partez du principe que le texte que vous commentez sera forcément intéressant et subtil, même si vous n’en aurez pas forcément conscience à votre première lecture. Par conséquent, vos réponses elles-mêmes se doivent d’être intéressantes et subtiles : essayez de penser et de rédiger </text:span><text:span text:style-name="T19">en philosophe</text:span><text:span text:style-name="T27">, comme vous avez appris à le faire cette année.</text:span></text:p>
      <text:p text:style-name="P6"><text:tab/>Plus précisément, qu’est-ce que ça signifie ?</text:p>
      <text:p text:style-name="P11"><text:span text:style-name="T27"><text:tab/>- Tout ce que vous dites doit être justifié. Il s’agit d’abord d’expliquer le texte, donc il faudra appuyer tout ce que vous dites sur le texte lui-même. N’hésitez pas à citer l’extrait quand c’est nécessaire, mais </text:span><text:span text:style-name="T31">ne citez pas trop </text:span><text:span text:style-name="T27">: le risque serait de noyer vos analyses en vous contentant de recopier le texte. </text:span><text:span text:style-name="T31">Citez peu, mais citez bien</text:span><text:span text:style-name="T27"> : analysez et interprétez systématiquement vos citations, en profondeur.</text:span></text:p>
      <text:p text:style-name="P11"><text:span text:style-name="T27"><text:tab/>- Justifier ce que vous dites, c’est aussi </text:span><text:span text:style-name="T31">justifier la logique de votre propre propos</text:span><text:span text:style-name="T27">. Cela veut dire que vos analyses doivent être appuyées par des définitions, des distinctions conceptuelles, des raisonnements, etc. </text:span><text:span text:style-name="T28">Utilisez l’ensemble de ces outils, que nous avons manipulés tout au long de l’année.</text:span></text:p>
      <text:p text:style-name="P11"><text:span text:style-name="T27"><text:tab/>- Quand c’est nécessaire, n’hésitez pas à présenter votre réponse sous la forme de plusieurs paragraphes. N’oubliez pas la règle qui s’applique aussi en dissertation : « </text:span><text:span text:style-name="T31">une idée par paragraphe, un paragraphe par idée</text:span><text:span text:style-name="T27"> » !</text:span></text:p>
      <text:p text:style-name="P5"><text:tab/></text:p>
      <text:p text:style-name="P5"/>
      <text:p text:style-name="P15">3. Les différentes questions</text:p>
      <text:p text:style-name="P10"><text:tab/>A. Éléments d’analyse</text:p>
      <text:p text:style-name="P10"/>
      <text:p text:style-name="P10"><text:tab/><text:span text:style-name="T36">Analyser, c’est décomposer quelque chose pour le rendre plus simple et plus facile à comprendre. Ici, il va s’agir de travailler en détail sur le texte, pour en dénouer les difficultés. On vous demandera d’expliquer des passages précis du texte : des citations, des concepts.</text:span></text:p>
      <text:p text:style-name="P10"><text:tab/><text:span text:style-name="T36">La règle est la suivante : </text:span><text:span text:style-name="T5">expliquez le texte en y étant aussi fidèle que possible</text:span><text:span text:style-name="T36">. Il ne s’agit pas de développer votre propre opinion, mais de retrouver la logique de la pensée de l’auteur. Attention à ne pas vous contenter de répéter ou reformuler ce que dit le texte : approfondissez sa logique, mettez au jour les raisonnements, les définitions, les distinctions conceptuelles qui pourraient rester implicites. Clarifiez tout ce qui est obscur, </text:span><text:span text:style-name="T37">et rentrez vraiment dans l’effort de décomposer le texte</text:span><text:span text:style-name="T36"> !</text:span></text:p>
      <text:p text:style-name="P10"><text:tab/><text:span text:style-name="T40">N’hésitez pas à développer des exemples précis, dans la mesure où ça vous permet d’</text:span><text:span text:style-name="T42">expliciter les idées</text:span><text:span text:style-name="T40"> </text:span><text:span text:style-name="T42">du</text:span><text:span text:style-name="T40"> texte. Attention cependant à ne pas multiplier inutilement les exemples !</text:span></text:p>
      <text:p text:style-name="P10"/>
      <text:p text:style-name="P10"><text:tab/>B. Éléments de synthèse</text:p>
      <text:p text:style-name="P10"/>
      <text:p text:style-name="P10"><text:tab/><text:span text:style-name="T36">Synthétiser, c’est regrouper un grand nombre d’idées différentes dans une même idée générale. Ici on va vous demander de construire une </text:span><text:span text:style-name="T5">vue d’ensemble</text:span><text:span text:style-name="T36"> sur l’extrait : ce à quoi vous allez aboutir va ressembler à une introduction de dissertation.</text:span></text:p>
      <text:p text:style-name="P10"><text:tab/>Étant<text:span text:style-name="T36"> donné que la réforme est récente, il est encore trop tôt pour l’affirmer avec certitude, mais il y a des chances qu’on vous demande trois choses : la </text:span><text:span text:style-name="T20">question</text:span><text:span text:style-name="T22"> du texte, le </text:span><text:span text:style-name="T20">plan</text:span><text:span text:style-name="T22"> du texte, la </text:span><text:span text:style-name="T20">thèse</text:span><text:span text:style-name="T22"> du texte.</text:span></text:p>
      <text:p text:style-name="P10"><text:span text:style-name="T22"><text:tab/>- La question du texte, c’est </text:span><text:span text:style-name="T32">ce à quoi </text:span><text:span text:style-name="T34">il</text:span><text:span text:style-name="T32"> veut répondre</text:span><text:span text:style-name="T22">. Pour formuler la question, essayez d’abord d’</text:span><text:span text:style-name="T32">identifier les grands concepts</text:span><text:span text:style-name="T22"> impliqués par le texte. S’agit-il de la </text:span><text:soft-page-break/><text:span text:style-name="T22">technique ? De la liberté ? De l’État ? De l’éducation ? Votre question devra faire intervenir ce(s) concept(s) et préciser ce que l’auteur désire savoir à leur sujet.</text:span></text:p>
      <text:p text:style-name="P10"><text:span text:style-name="T22"><text:tab/>- La thèse du texte, c’est son </text:span><text:span text:style-name="T32">idée principale</text:span><text:span text:style-name="T22"> : c’est justement la réponse que l’auteur propose à la question qu’il se pose. Exprimez cette réponse d’une façon à la fois générale et précise ; soyez particulièrement précis sur les concepts en jeu.</text:span></text:p>
      <text:p text:style-name="P10"><text:span text:style-name="T22"><text:tab/>- </text:span><text:span text:style-name="T23">Pour exposer le plan du texte, </text:span><text:span text:style-name="T33">découpez le texte en grandes parties</text:span><text:span text:style-name="T23"> (entre deux et quatre), et essayez d’identifier l’idée principale qui correspond à chacune de ces parties. Attention, il faut également réfléchir à </text:span><text:span text:style-name="T33">la logique de l’enchaînement</text:span><text:span text:style-name="T23"> de ces parties ! Dans l’idéal, ce que je vous conseille de faire c’est, pour chaque partie, de </text:span><text:span text:style-name="T25">faire</text:span><text:span text:style-name="T23"> </text:span><text:span text:style-name="T24">trois</text:span><text:span text:style-name="T23"> choses :</text:span></text:p>
      <text:list xml:id="list1493655006" text:style-name="L1">
        <text:list-item>
          <text:p text:style-name="P20"><text:span text:style-name="T23">D</text:span><text:span text:style-name="T21">onnez les lignes précises du texte.</text:span></text:p>
        </text:list-item>
        <text:list-item>
          <text:p text:style-name="P21"><text:span text:style-name="T24">Ensuite</text:span><text:span text:style-name="T23">, expliquez ce que l’auteur est en train de faire, d’un point de vue argumentatif. Est-il en train de poser sa thèse ? Propose-t-il une critique ? Expose-t-il un exemple ? Tire-t-il une conséquence de ce qui précède ?</text:span></text:p>
        </text:list-item>
        <text:list-item>
          <text:p text:style-name="P22"><text:span text:style-name="T21">Ensuite, exposez le </text:span><text:span text:style-name="T15">contenu</text:span><text:span text:style-name="T21"> de ce qu</text:span><text:span text:style-name="T24">i est dit.</text:span></text:p>
        </text:list-item>
      </text:list>
      <text:p text:style-name="P7"/>
      <text:p text:style-name="P13"><text:span text:style-name="T21">Pour clarifier, je vous réécris ici le corrigé, en mettant </text:span><text:span text:style-name="T29">en gras</text:span><text:span text:style-name="T21"> ce que l’auteur fait d’un point de vue argumentatif, et </text:span><text:span text:style-name="T15">en italique</text:span><text:span text:style-name="T21"> le contenu de ce qu’il dit.</text:span></text:p>
      <text:p text:style-name="P8"/>
      <table:table table:name="Tableau1" table:style-name="Tableau1">
        <table:table-column table:style-name="Tableau1.A"/>
        <table:table-row table:style-name="TableLine2009309016720">
          <table:table-cell table:style-name="Tableau1.A1" office:value-type="string">
            <text:p text:style-name="P3"><text:tab/>- Dans un premier temps (des lignes 1 à <text:span text:style-name="T39">8), </text:span><text:span text:style-name="T6">l’auteur pose son principe général et en précise la portée</text:span><text:span text:style-name="T39"> :</text:span><text:span text:style-name="T16"> l’usage de la contrainte n’est légitime que dans la mesure où il permet d’éviter que les hommes se nuisent les uns aux autres</text:span><text:span text:style-name="T39">.</text:span></text:p>
            <text:p text:style-name="P3"><text:tab/>- <text:span text:style-name="T39">Dans un second temps (lignes 8 à 13), </text:span><text:span text:style-name="T6">Mill expose les conséquences négatives de sa thèse</text:span><text:span text:style-name="T39"> : </text:span><text:span text:style-name="T16">aucune contrainte n’est légitime si elle se fait au nom du bien de l’individu.</text:span></text:p>
            <text:p text:style-name="P3"><text:tab/>- <text:span text:style-name="T39">Enfin (ligne 13 à 18), </text:span><text:span text:style-name="T6">Mill présente les conséquences négatives de sa thèse sous une forme affirmative</text:span><text:span text:style-name="T39">, </text:span><text:span text:style-name="T16">en posant </text:span><text:span text:style-name="T17">l’existence d’</text:span><text:span text:style-name="T16">un droit fondamental : chacun a le doit absolu à disposer de lui-même, tant qu’il ne nuit pas aux autres</text:span><text:span text:style-name="T39">.</text:span></text:p>
          </table:table-cell>
        </table:table-row>
      </table:table>
      <text:p text:style-name="P8"/>
      <text:p text:style-name="P10"/>
      <text:p text:style-name="P10"><text:tab/>C. Commentaire</text:p>
      <text:p text:style-name="P10"/>
      <text:p text:style-name="P10"><text:tab/><text:span text:style-name="T38">Dans ces questions de commentaire, on va vous demander de mobiliser davantage votre réflexion personnelle. Il va s’agir de </text:span><text:span text:style-name="T7">prendre un peu de distance</text:span><text:span text:style-name="T38"> avec la démarche de l’auteur, et surtout de </text:span><text:span text:style-name="T7">faire usage de votre esprit critique</text:span><text:span text:style-name="T38">. Attention, faire preuve d’esprit critique de signifie pas démolir à tout prix ce qu’on vous propose : il faut être attentif aux forces du texte et à son intérêt, et aussi évidemment à ses limites éventuelles. </text:span><text:span text:style-name="T7">Restez cependant toujours mesuré</text:span><text:span text:style-name="T38"> dans vos critiques, il est tout à fait possible que l’auteur ait déjà pensé aux objections </text:span><text:span text:style-name="T43">que vous voudrez lui opposer</text:span><text:span text:style-name="T38">…</text:span></text:p>
      <text:p text:style-name="P10"><text:tab/><text:span text:style-name="T38">C’est dans ces questions de commentaire que vous allez pouvoir faire usage des <text:s/>connaissances philosophiques que vous avez intégrées cette année. Vous pouvez les utiliser pour effectuer des rapprochements et des oppositions avec la pensée de tel ou tel autre auteur ; cela vous permettra de mieux cerner l’intérêt ou les limites de l’extrait. Dans tous les cas cependant, soyez bien attentif à la </text:span><text:span text:style-name="T7">singularité </text:span><text:span text:style-name="T11">du texte que vous étudiez : </text:span><text:span text:style-name="T12">même quand vous rapprochez le texte de la pensée d’un autre auteur, essayez d’identifier les petites différences entre les deux ; ce sont elles qui vont donner à l’extrait tout son intérêt</text:span><text:span text:style-name="T11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officeooo:rsid="002cbfac" officeooo:paragraph-rsid="002cbfa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Méthode de l’explication de texte -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10:36:42.785000000</meta:creation-date>
    <dc:date>2023-03-24T12:54:51.169000000</dc:date>
    <meta:editing-duration>PT16M44S</meta:editing-duration>
    <meta:editing-cycles>10</meta:editing-cycles>
    <meta:generator>LibreOffice/7.2.5.2$Windows_X86_64 LibreOffice_project/499f9727c189e6ef3471021d6132d4c694f357e5</meta:generator>
    <meta:document-statistic meta:table-count="1" meta:image-count="0" meta:object-count="0" meta:page-count="3" meta:paragraph-count="42" meta:word-count="1469" meta:character-count="8789" meta:non-whitespace-character-count="7327"/>
  </office:meta>
</office:document-meta>
</file>